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bin" svg:font-family="Cabin" style:font-pitch="variable"/>
    <style:font-face style:name="Ubuntu" svg:font-family="Ubuntu" style:font-pitch="variable"/>
    <style:font-face style:name="源ノ角ゴシック Bold" svg:font-family="'源ノ角ゴシック Bold'" style:font-adornments="太字"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f04f" officeooo:paragraph-rsid="000ef04f"/>
    </style:style>
    <style:style style:name="P2" style:family="paragraph" style:parent-style-name="Standard">
      <style:text-properties officeooo:rsid="0010ec49" officeooo:paragraph-rsid="0010ec49"/>
    </style:style>
    <style:style style:name="P3" style:family="paragraph" style:parent-style-name="Standard">
      <style:text-properties officeooo:rsid="0010ec49" officeooo:paragraph-rsid="003c0da9"/>
    </style:style>
    <style:style style:name="P4" style:family="paragraph" style:parent-style-name="Standard">
      <style:text-properties officeooo:rsid="0011450d" officeooo:paragraph-rsid="0011450d"/>
    </style:style>
    <style:style style:name="P5" style:family="paragraph" style:parent-style-name="Standard">
      <style:text-properties officeooo:rsid="00129dcb" officeooo:paragraph-rsid="00129dcb"/>
    </style:style>
    <style:style style:name="P6" style:family="paragraph" style:parent-style-name="Standard">
      <style:text-properties officeooo:rsid="0012d462" officeooo:paragraph-rsid="0012d462"/>
    </style:style>
    <style:style style:name="P7" style:family="paragraph" style:parent-style-name="Standard">
      <style:text-properties officeooo:rsid="00161b9b" officeooo:paragraph-rsid="00161b9b"/>
    </style:style>
    <style:style style:name="P8" style:family="paragraph" style:parent-style-name="Standard">
      <style:text-properties officeooo:rsid="001721d3" officeooo:paragraph-rsid="001721d3"/>
    </style:style>
    <style:style style:name="P9" style:family="paragraph" style:parent-style-name="Standard">
      <style:text-properties officeooo:rsid="001b7eea" officeooo:paragraph-rsid="001b7eea"/>
    </style:style>
    <style:style style:name="P10" style:family="paragraph" style:parent-style-name="Standard">
      <style:text-properties officeooo:rsid="001c12f0" officeooo:paragraph-rsid="001c12f0"/>
    </style:style>
    <style:style style:name="P11" style:family="paragraph" style:parent-style-name="Standard">
      <style:text-properties officeooo:rsid="001d73c2" officeooo:paragraph-rsid="001d73c2"/>
    </style:style>
    <style:style style:name="P12" style:family="paragraph" style:parent-style-name="Standard">
      <style:text-properties officeooo:rsid="001f8021" officeooo:paragraph-rsid="001f8021"/>
    </style:style>
    <style:style style:name="P13" style:family="paragraph" style:parent-style-name="Standard">
      <style:text-properties officeooo:rsid="001f8021" officeooo:paragraph-rsid="002f4052"/>
    </style:style>
    <style:style style:name="P14" style:family="paragraph" style:parent-style-name="Standard">
      <style:text-properties officeooo:rsid="00209c63" officeooo:paragraph-rsid="00209c63"/>
    </style:style>
    <style:style style:name="P15" style:family="paragraph" style:parent-style-name="Standard">
      <style:text-properties officeooo:rsid="0021e47d" officeooo:paragraph-rsid="0021e47d"/>
    </style:style>
    <style:style style:name="P16" style:family="paragraph" style:parent-style-name="Standard">
      <style:text-properties officeooo:rsid="0023044f" officeooo:paragraph-rsid="0023044f"/>
    </style:style>
    <style:style style:name="P17" style:family="paragraph" style:parent-style-name="Standard">
      <style:text-properties officeooo:rsid="0024da37" officeooo:paragraph-rsid="0024da37"/>
    </style:style>
    <style:style style:name="P18" style:family="paragraph" style:parent-style-name="Standard">
      <style:text-properties officeooo:rsid="00305e14" officeooo:paragraph-rsid="00305e14"/>
    </style:style>
    <style:style style:name="P19" style:family="paragraph" style:parent-style-name="Standard">
      <style:text-properties officeooo:rsid="00364cd1" officeooo:paragraph-rsid="00364cd1"/>
    </style:style>
    <style:style style:name="P20" style:family="paragraph" style:parent-style-name="Standard">
      <style:text-properties officeooo:rsid="003c0da9" officeooo:paragraph-rsid="003c0da9"/>
    </style:style>
    <style:style style:name="P21" style:family="paragraph" style:parent-style-name="Standard">
      <style:text-properties officeooo:rsid="004402ed" officeooo:paragraph-rsid="004402ed"/>
    </style:style>
    <style:style style:name="P22" style:family="paragraph" style:parent-style-name="Standard">
      <style:text-properties officeooo:rsid="004440fd" officeooo:paragraph-rsid="004440fd"/>
    </style:style>
    <style:style style:name="P23" style:family="paragraph" style:parent-style-name="Standard">
      <style:text-properties officeooo:rsid="00469584" officeooo:paragraph-rsid="00469584"/>
    </style:style>
    <style:style style:name="P24" style:family="paragraph" style:parent-style-name="Standard">
      <style:text-properties officeooo:rsid="00484d43" officeooo:paragraph-rsid="00484d43"/>
    </style:style>
    <style:style style:name="P25" style:family="paragraph" style:parent-style-name="Standard">
      <style:text-properties officeooo:rsid="00498538" officeooo:paragraph-rsid="00498538"/>
    </style:style>
    <style:style style:name="T1" style:family="text">
      <style:text-properties officeooo:rsid="001c12f0"/>
    </style:style>
    <style:style style:name="T2" style:family="text">
      <style:text-properties officeooo:rsid="00209c63"/>
    </style:style>
    <style:style style:name="T3" style:family="text">
      <style:text-properties officeooo:rsid="002618aa"/>
    </style:style>
    <style:style style:name="T4" style:family="text">
      <style:text-properties officeooo:rsid="00299006"/>
    </style:style>
    <style:style style:name="T5" style:family="text">
      <style:text-properties officeooo:rsid="002ae75e"/>
    </style:style>
    <style:style style:name="T6" style:family="text">
      <style:text-properties officeooo:rsid="002f4052"/>
    </style:style>
    <style:style style:name="T7" style:family="text">
      <style:text-properties officeooo:rsid="0034d351"/>
    </style:style>
    <style:style style:name="T8" style:family="text">
      <style:text-properties officeooo:rsid="00382ade"/>
    </style:style>
    <style:style style:name="T9" style:family="text">
      <style:text-properties officeooo:rsid="003efeca"/>
    </style:style>
    <style:style style:name="T10" style:family="text">
      <style:text-properties officeooo:rsid="0043f1ae"/>
    </style:style>
    <style:style style:name="T11" style:family="text">
      <style:text-properties officeooo:rsid="004440fd"/>
    </style:style>
    <style:style style:name="T12" style:family="text">
      <style:text-properties officeooo:rsid="00498538"/>
    </style:style>
    <style:style style:name="T13" style:family="text">
      <style:text-properties officeooo:rsid="004b0e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text:p>
      <text:p text:style-name="P4"/>
      <text:p text:style-name="P4">Je vais commencer par ma partie, ensuite Dylan parlera de la sienne, et on finira par une démonstration de mélodies improvisées</text:p>
      <text:p text:style-name="P4"/>
      <text:p text:style-name="P4">Sommaire</text:p>
      <text:p text:style-name="P4"/>
      <text:p text:style-name="P9">Donc moi j’ai travaillé sur la première partie du sujet, que je vais présenter</text:p>
      <text:p text:style-name="P9">Je vous parlerai ensuite de la <text:span text:style-name="T1">chaîne</text:span> de markov, un processus de génération stochastique (génération aléatoire)</text:p>
      <text:p text:style-name="P10">Je présenterai <text:s/></text:p>
      <text:p text:style-name="P9"/>
      <text:p text:style-name="P10">Introduction</text:p>
      <text:p text:style-name="P1"/>
      <text:p text:style-name="P1">- <text:span text:style-name="T2">Objectif</text:span></text:p>
      <text:p text:style-name="P1"/>
      <text:p text:style-name="P12">L’objectif final de ce projet est <text:span text:style-name="T5">de générer aléatoirement</text:span> <text:span text:style-name="T3">une suite de notes à partir de fichiers musicaux,</text:span> <text:span text:style-name="T3">donc en se basant sur les propriétés de la mélodie sur laquelle on veut improviser</text:span></text:p>
      <text:p text:style-name="P13"><text:span text:style-name="T6">Les fichiers peuvent être de deux format : MusicXML ou MIDI</text:span></text:p>
      <text:p text:style-name="P13"><text:span text:style-name="T6">Ces</text:span> deux formats de représentation musicale, les plus utilisés dans le monde de la musique.</text:p>
      <text:p text:style-name="P12"/>
      <text:p text:style-name="P12">Un fichier midi contient des messages qui décrivent les notes à jouer, leur fréquence, leur durée, à quel moment les jouer, et via quel instrument de musique</text:p>
      <text:p text:style-name="P12">Un fichier MusicXML, donc basé sur XML, contient toutes les informations pour afficher une partition : la mise en page, le nombre de mesures, le nom des pistes et aussi les notes, leur hauteur, leur durée...</text:p>
      <text:p text:style-name="P2"/>
      <text:p text:style-name="P14">Les deux formats sont lus par la plupart des logiciel d’édition de partitions, il existe une librairie spécifique pour lire du MIDI, et le XML est facile à lire avec un juste un parseur.</text:p>
      <text:p text:style-name="P14"/>
      <text:p text:style-name="P14">- Moyens</text:p>
      <text:p text:style-name="P14"/>
      <text:p text:style-name="P14">Pour arriver à improviser sur ces types de fichier, il faut d’abord savoir sur quoi on veut travailler</text:p>
      <text:p text:style-name="P14">Donc on se contentera de récupérer seulement les notes d’une musique, sans tenir compte du rythme</text:p>
      <text:p text:style-name="P14">Il peut y avoir plusieurs partie musicale dans un fichier, comme ici, donc on n’en extrait qu’une, et des accords de notes, dans ce cas on ne prend que la première note d’un accord</text:p>
      <text:p text:style-name="P14">On obtient au final une suite de notes, qui correspondent à la mélodie épurée d’une piste musicale d’une partition</text:p>
      <text:p text:style-name="P2"/>
      <text:p text:style-name="P15">Pour représenter cette suite de notes, on doit définir un format de fichier, j’ai opté pour une représentation en XML, c’est assez efficace et lisible</text:p>
      <text:p text:style-name="P16">pour l’exemple de mélodie de tout à l’heure, ca donnerait ca</text:p>
      <text:p text:style-name="P2"/>
      <text:p text:style-name="P17">A partir de cette mélodie, il faut récupérer les propriétés <text:span text:style-name="T4">qui nous intéresse, et qui seront données comme des contraintes d’improvisation au générateur aléatoire, comme par exemple la note la plus haute et la note la plus basse de la mélodie, la répartition de ses notes, donc qui permet de connaître la tonalité d’une mélodie</text:span></text:p>
      <text:p text:style-name="P18">Dylan détaillera dans sa partie les différentes contraintes <text:span text:style-name="T7">qu’on utilise</text:span></text:p>
      <text:p text:style-name="P19"/>
      <text:p text:style-name="P19">Et donc on doit <text:span text:style-name="T8">avoir un générateur aléatoire qui exploite ces contraintes pour générer une suite de notes</text:span></text:p>
      <text:p text:style-name="P2"/>
      <text:p text:style-name="P2"><text:soft-page-break/></text:p>
      <text:p text:style-name="P2"/>
      <text:p text:style-name="P12">Markov</text:p>
      <text:p text:style-name="P12"/>
      <text:p text:style-name="P12">- <text:span text:style-name="T9">Processus de Markov</text:span></text:p>
      <text:p text:style-name="P12"/>
      <text:p text:style-name="P23">suite de notes =&gt; <text:span text:style-name="T11">Automate</text:span></text:p>
      <text:p text:style-name="P12"/>
      <text:p text:style-name="P12">- Matrice de transition</text:p>
      <text:p text:style-name="P12"/>
      <text:p text:style-name="P22">reprendre l’otomate et montre rla matrice associée</text:p>
      <text:p text:style-name="P22"/>
      <text:p text:style-name="P24">récompense</text:p>
      <text:p text:style-name="P12"/>
      <text:p text:style-name="P12">- <text:span text:style-name="T10">Prédiction de notes</text:span></text:p>
      <text:p text:style-name="P12"/>
      <text:p text:style-name="P21">Peut être utilisé comme générateur aléatoire, <text:span text:style-name="T12">sera utilisé pour comparer un markov d’un géné sous contr</text:span></text:p>
      <text:p text:style-name="P12"/>
      <text:p text:style-name="P12">- <text:span text:style-name="T10">Contrainte d’improvisation</text:span></text:p>
      <text:p text:style-name="P12"/>
      <text:p text:style-name="P25">Est utilisé comme <text:span text:style-name="T13">contrainte des couples de notes</text:span></text:p>
      <text:p text:style-name="P12"/>
      <text:p text:style-name="P20">Conclusion</text:p>
      <text:p text:style-name="P3"/>
      <text:p text:style-name="P3">expliquer vite fait que j’ai des programmes, chaque programme fait u ntruc</text:p>
      <text:p text:style-name="P3">musique format partition (image de partoche) =&gt; mélodie (emxeple de mélo) =&lt; contraintes =&gt; music midi</text:p>
      <text:p text:style-name="P5"/>
      <text:p text:style-name="P7">Démo</text:p>
      <text:p text:style-name="P7"/>
      <text:p text:style-name="P9">meme si on voit que y’a un bon %, à l’oreille on peut juger...</text:p>
      <text:p text:style-name="P7"/>
      <text:p text:style-name="P8">Tests</text:p>
      <text:p text:style-name="P7"/>
      <text:p text:style-name="P7"/>
      <text:p text:style-name="P7"/>
      <text:p text:style-name="P6">Questions</text:p>
      <text:p text:style-name="P6"/>
      <text:p text:style-name="P5">IG en HTML/JS car je triyve ca plus pratique et plus rapide qu'en c++ ou java</text:p>
      <text:p text:style-name="P5">par exmeple, le drag and drop, c'ets un inpit en html, c'et 2 méthodes en swing et qt</text:p>
      <text:p text:style-name="P5"/>
      <text:p text:style-name="P11">Moi le sujet, Dylan les contrain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abin" svg:font-family="Cabin" style:font-pitch="variable"/>
    <style:font-face style:name="Ubuntu" svg:font-family="Ubuntu" style:font-pitch="variable"/>
    <style:font-face style:name="源ノ角ゴシック Bold" svg:font-family="'源ノ角ゴシック Bold'" style:font-adornments="太字"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14:55.019247331</meta:creation-date>
    <meta:generator>LibreOffice/5.1.6.2$Linux_X86_64 LibreOffice_project/10m0$Build-2</meta:generator>
    <dc:date>2017-06-21T03:38:24.619095562</dc:date>
    <meta:editing-duration>PT7H58M21S</meta:editing-duration>
    <meta:editing-cycles>42</meta:editing-cycles>
    <meta:document-statistic meta:table-count="0" meta:image-count="0" meta:object-count="0" meta:page-count="2" meta:paragraph-count="44" meta:word-count="562" meta:character-count="3278" meta:non-whitespace-character-count="2758"/>
  </office:meta>
</office:document-meta>
</file>